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paragraph-rsid="0022e177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22e177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" officeooo:paragraph-rsid="0022e177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weight="normal" officeooo:paragraph-rsid="0022e177" style:font-weight-asian="normal" style:font-weight-complex="normal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officeooo:rsid="0024650a"/>
    </style:style>
    <style:style style:name="T4" style:family="text">
      <style:text-properties officeooo:rsid="00254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ay 21, 2025</text:span></text:span></text:p>
      <text:p text:style-name="P2"><text:span text:style-name="Strong_20_Emphasis"><text:span text:style-name="T2"/></text:span></text:p>
      <text:p text:style-name="P3">Dear Oracle Hiring Team,</text:p>
      <text:p text:style-name="P3"/>
      <text:p text:style-name="P5"><text:span text:style-name="T3"><text:tab/>I’</text:span>m writing to express my interest in joining Oracle Philippines’ June 2025 Graduate Program as an Associate Applications Developer, Software Engineer, or related role. I will graduate in August 2025 with a BS in Information Systems from the Technological University of the Philippines – Manila, and I’m eager to contribute to Oracle’s innovative environment.</text:p>
      <text:p text:style-name="P4"><text:tab/>As a Software Development Intern at S.P. Madrid &amp; Associates, I co-developed a KYC web app and admin portal using Bubble.io, <text:span text:style-name="T3">while also </text:span>working on backend workflows and dynamic forms. For my capstone, I led the development of a property management system using Django and Vue.js, managing both backend logic and UI integration—strengthening my skills in full-stack development and team collaboration.</text:p>
      <text:p text:style-name="P4"><text:tab/>Though I’m new to Java, I’m confident in translating my experience in Python and <text:span text:style-name="T4">understanding of OOP and SQL</text:span> to Oracle’s tech stack. I’m passionate about automation, backend systems, and cloud infrastructure, and I’m currently learning Linux server administration to deepen my technical foundation.</text:p>
      <text:p text:style-name="P4"><text:tab/>I’d be thrilled to grow within Oracle’s graduate program and bring my adaptability, drive, and technical skills to your team. Thank you for considering my application.</text:p>
      <text:p text:style-name="P3"/>
      <text:p text:style-name="P3">Sincerely,</text:p>
      <text:p text:style-name="P3">Cyrus Nathaniel P. Flore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57:16.009123005</meta:creation-date>
    <dc:date>2025-05-21T22:10:05.064939010</dc:date>
    <meta:editing-duration>PT13M47S</meta:editing-duration>
    <meta:editing-cycles>8</meta:editing-cycles>
    <meta:generator>LibreOffice/24.2.7.2$Linux_X86_64 LibreOffice_project/420$Build-2</meta:generator>
    <meta:print-date>2025-05-21T22:07:16.117095385</meta:print-date>
    <meta:printed-by>PDF files</meta:printed-by>
    <meta:document-statistic meta:table-count="0" meta:image-count="0" meta:object-count="0" meta:page-count="1" meta:paragraph-count="8" meta:word-count="197" meta:character-count="1302" meta:non-whitespace-character-count="1109"/>
  </office:meta>
</office:document-meta>
</file>